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style:font-name="Times New Roman" fo:font-size="11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.25in" fo:margin-right="0in" fo:margin-top="0in" fo:margin-bottom="0in" style:contextual-spacing="false" fo:text-indent="0in" style:auto-text-indent="false"/>
    </style:style>
    <style:style style:name="P4" style:family="paragraph" style:parent-style-name="Text_20_body">
      <style:paragraph-properties fo:margin-left="0.25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font-variant="normal" fo:text-transform="none" fo:color="#000000" style:font-name="Times New Roman" fo:font-size="11pt" fo:letter-spacing="normal" fo:font-style="normal" fo:font-weight="normal"/>
    </style:style>
    <style:style style:name="T4" style:family="text">
      <style:text-properties style:font-name="Times New Roman" fo:font-size="11pt" fo:font-style="normal" fo:font-weight="normal"/>
    </style:style>
    <style:style style:name="T5" style:family="text">
      <style:text-properties style:font-name="Times New Roman" fo:font-size="11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vidual evaluation of project mates’ contributions</text:p>
      <text:p text:style-name="P2"><text:span text:style-name="T4">(Confidential)</text:span></text:p>
      <text:p text:style-name="P2"><text:span text:style-name="T4"/></text:p>
      <text:p text:style-name="P2"><text:span text:style-name="T5">Name</text:span><text:span text:style-name="T4">:</text:span></text:p>
      <text:p text:style-name="P2"><text:span text:style-name="T4"/></text:p>
      <text:p text:style-name="P4"><text:span text:style-name="T4">1. Using a scale of 1 to 10, rate each one of your team member’s contribution to the entire project.</text:span></text:p>
      <text:p text:style-name="P4"/>
      <text:p text:style-name="P4"/>
      <text:p text:style-name="P4"/>
      <text:p text:style-name="P4"/>
      <text:p text:style-name="P4"><text:span text:style-name="T4">2. Using a scale of 1 to 10, rate your contribution to the entire project.</text:span></text:p>
      <text:p text:style-name="P4"/>
      <text:p text:style-name="P4"/>
      <text:p text:style-name="P4"><text:span text:style-name="T4"/></text:p>
      <text:p text:style-name="P4"><text:span text:style-name="T4">3. If you rated anyone below 5, please explain. Or, explain the lowest rating you have provided for the above two question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4"/></text:p>
      <text:p text:style-name="P4"><text:span text:style-name="T4">4. According to you, was any team member given an unfair grade for individual contribution throughout the project? Explain.</text:span></text:p>
      <text:p text:style-name="P4"/>
      <text:p text:style-name="P4"/>
      <text:p text:style-name="P4"/>
      <text:p text:style-name="P4"><text:span text:style-name="T4"/></text:p>
      <text:p text:style-name="P4"><text:span text:style-name="T4">5. Did you have any logistical problems with working on the project? Say, one member was bossing over, or you did not have a fair say in decision-making, or you were dumped with all the grunt work, or anything else that discouraged you from contributing to your fullest extent.</text:span></text:p>
      <text:p text:style-name="P4"/>
      <text:p text:style-name="P4"/>
      <text:p text:style-name="P4"/>
      <text:p text:style-name="P4"/>
      <text:p text:style-name="P3"><text:span text:style-name="T3">6. Knowing what you know now, how would you select your project mates next tim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0:37:07.225728000</meta:creation-date>
    <dc:date>2015-01-22T10:48:24.943578000</dc:date>
    <meta:editing-duration>P0D</meta:editing-duration>
    <meta:editing-cycles>1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9" meta:word-count="148" meta:character-count="850" meta:non-whitespace-character-count="711"/>
  </office:meta>
</office:document-meta>
</file>